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A80000002DCE4C4D41FE44AD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Calibri2" svg:font-family="Calibri" style:font-family-generic="swiss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3.297cm"/>
    </style:style>
    <style:style style:name="IntegrantesGrupo.B" style:family="table-column">
      <style:table-column-properties style:column-width="4.193cm"/>
    </style:style>
    <style:style style:name="IntegrantesGrupo.C" style:family="table-column">
      <style:table-column-properties style:column-width="12.012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2a6099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2a6099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2a6099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e1" style:family="table">
      <style:table-properties style:width="19.507cm" fo:margin-left="0.083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512cm"/>
    </style:style>
    <style:style style:name="Table1.B" style:family="table-column">
      <style:table-column-properties style:column-width="0.289cm"/>
    </style:style>
    <style:style style:name="Table1.C" style:family="table-column">
      <style:table-column-properties style:column-width="1.074cm"/>
    </style:style>
    <style:style style:name="Table1.D" style:family="table-column">
      <style:table-column-properties style:column-width="2.533cm"/>
    </style:style>
    <style:style style:name="Table1.E" style:family="table-column">
      <style:table-column-properties style:column-width="0.601cm"/>
    </style:style>
    <style:style style:name="Table1.F" style:family="table-column">
      <style:table-column-properties style:column-width="0.956cm"/>
    </style:style>
    <style:style style:name="Table1.G" style:family="table-column">
      <style:table-column-properties style:column-width="0.785cm"/>
    </style:style>
    <style:style style:name="Table1.H" style:family="table-column">
      <style:table-column-properties style:column-width="2.058cm"/>
    </style:style>
    <style:style style:name="Table1.I" style:family="table-column">
      <style:table-column-properties style:column-width="1.18cm"/>
    </style:style>
    <style:style style:name="Table1.J" style:family="table-column">
      <style:table-column-properties style:column-width="1.637cm"/>
    </style:style>
    <style:style style:name="Table1.K" style:family="table-column">
      <style:table-column-properties style:column-width="4.88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2.346cm" fo:keep-together="auto"/>
    </style:style>
    <style:style style:name="Table1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686cm" fo:keep-together="auto"/>
    </style:style>
    <style:style style:name="Table1.A3" style:family="table-cell">
      <style:table-cell-properties style:vertical-align="middle" fo:background-color="#2a60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0.616cm" fo:keep-together="auto"/>
    </style:style>
    <style:style style:name="Table1.A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" style:family="table-cell">
      <style:table-cell-properties style:vertical-align="middle" fo:background-color="#e8f2a1" fo:padding="0.097cm" fo:border-left="0.5pt solid #000000" fo:border-right="0.5pt solid #000000" fo:border-top="none" fo:border-bottom="0.75pt solid #666666" style:writing-mode="page">
        <style:background-image/>
      </style:table-cell-properties>
    </style:style>
    <style:style style:name="Table1.A6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6" style:family="table-cell">
      <style:table-cell-properties style:vertical-align="middle"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7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A10" style:family="table-cell">
      <style:table-cell-properties style:vertical-align="middle" fo:background-color="#e8f2a1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5" style:family="table-cell">
      <style:table-cell-properties style:vertical-align="middle"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6" style:family="table-cell">
      <style:table-cell-properties style:vertical-align="middle" fo:background-color="#f6f9d4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8" style:family="table-cell">
      <style:table-cell-properties style:vertical-align="middle"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text-properties fo:color="#c9211e"/>
    </style:style>
    <style:style style:name="P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officeooo:paragraph-rsid="013c7e21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2" fo:font-size="12pt" fo:language="gl" fo:country="ES" fo:font-weight="normal" officeooo:rsid="00b2dcef" style:font-size-asian="12pt" style:font-weight-asian="normal" style:font-name-complex="Calibri1" style:font-size-complex="12pt" style:font-weight-complex="normal"/>
    </style:style>
    <style:style style:name="P11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7d92" officeooo:paragraph-rsid="02057d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ec431" officeooo:paragraph-rsid="021135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31434" officeooo:paragraph-rsid="021314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ec431" officeooo:paragraph-rsid="020ec43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31434" officeooo:paragraph-rsid="0213143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ec431" officeooo:paragraph-rsid="020ec4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ec431" officeooo:paragraph-rsid="021135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ec431" officeooo:paragraph-rsid="020ec431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13f248" officeooo:paragraph-rsid="0213f248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3f248" officeooo:paragraph-rsid="0213f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5a0c0" officeooo:paragraph-rsid="0215a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7d92" officeooo:paragraph-rsid="02057d9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ec431" officeooo:paragraph-rsid="020ec43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ec431" officeooo:paragraph-rsid="0210565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top="0.201cm" fo:margin-bottom="0.252cm" loext:contextual-spacing="false" fo:line-height="100%" fo:text-align="center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05651" officeooo:paragraph-rsid="021056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officeooo:paragraph-rsid="02105651"/>
    </style:style>
    <style:style style:name="P30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officeooo:paragraph-rsid="0213f248"/>
    </style:style>
    <style:style style:name="P31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officeooo:paragraph-rsid="0215a0c0"/>
    </style:style>
    <style:style style:name="P32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13f248" officeooo:paragraph-rsid="0213f248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d1b58" officeooo:paragraph-rsid="020d1b58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d1b58" officeooo:paragraph-rsid="020d1b58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05651"/>
    </style:style>
    <style:style style:name="P3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0d2db"/>
    </style:style>
    <style:style style:name="P3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13558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1fe698a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1efe81c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gl" fo:country="ES" fo:font-weight="bold" officeooo:rsid="020e9372" officeooo:paragraph-rsid="020e9372" style:font-weight-asian="bold" style:font-weight-complex="bold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gl" fo:country="ES" fo:font-weight="bold" officeooo:rsid="0213f248" officeooo:paragraph-rsid="0213f248" style:font-weight-asian="bold" style:font-weight-complex="bold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2113558" officeooo:paragraph-rsid="02113558"/>
    </style:style>
    <style:style style:name="P43" style:family="paragraph" style:parent-style-name="Standard">
      <style:paragraph-properties fo:margin-top="0cm" fo:margin-bottom="0.051cm" loext:contextual-spacing="false"/>
      <style:text-properties officeooo:paragraph-rsid="020d1b58"/>
    </style:style>
    <style:style style:name="P44" style:family="paragraph" style:parent-style-name="Standard">
      <style:paragraph-properties fo:margin-top="0cm" fo:margin-bottom="0.051cm" loext:contextual-spacing="false"/>
      <style:text-properties officeooo:rsid="020e3d36" officeooo:paragraph-rsid="020e3d36"/>
    </style:style>
    <style:style style:name="P45" style:family="paragraph" style:parent-style-name="Standard">
      <style:paragraph-properties fo:margin-top="0cm" fo:margin-bottom="0.051cm" loext:contextual-spacing="false"/>
      <style:text-properties officeooo:paragraph-rsid="020e9372"/>
    </style:style>
    <style:style style:name="P46" style:family="paragraph" style:parent-style-name="Standard">
      <style:paragraph-properties fo:margin-top="0cm" fo:margin-bottom="0.051cm" loext:contextual-spacing="false"/>
      <style:text-properties fo:language="gl" fo:country="ES" officeooo:rsid="020d1b58" officeooo:paragraph-rsid="020d1b58"/>
    </style:style>
    <style:style style:name="P47" style:family="paragraph" style:parent-style-name="Standard" style:list-style-name="L3">
      <style:text-properties fo:color="#c9211e"/>
    </style:style>
    <style:style style:name="P48" style:family="paragraph" style:parent-style-name="Standard" style:list-style-name="L2">
      <style:paragraph-properties fo:margin-top="0cm" fo:margin-bottom="0.051cm" loext:contextual-spacing="false"/>
      <style:text-properties officeooo:paragraph-rsid="020e3d36"/>
    </style:style>
    <style:style style:name="P49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fe81c" officeooo:paragraph-rsid="01efe81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fe81c" officeooo:paragraph-rsid="01f1b0aa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866fc" officeooo:paragraph-rsid="020866f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d1b58" officeooo:paragraph-rsid="020d1b5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rsid="020d1b58" officeooo:paragraph-rsid="020d1b58"/>
    </style:style>
    <style:style style:name="P55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rsid="0210d2db" officeooo:paragraph-rsid="0210d2db"/>
    </style:style>
    <style:style style:name="P56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paragraph-rsid="020d1b58"/>
    </style:style>
    <style:style style:name="P57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rsid="0215b9a4" officeooo:paragraph-rsid="0215b9a4"/>
    </style:style>
    <style:style style:name="P58" style:family="paragraph" style:parent-style-name="Table_20_Contents" style:list-style-name="L4">
      <style:paragraph-properties fo:margin-top="0cm" fo:margin-bottom="0cm" loext:contextual-spacing="false" fo:line-height="100%" fo:text-align="start" style:justify-single-word="false"/>
      <style:text-properties officeooo:rsid="02113558" officeooo:paragraph-rsid="02113558"/>
    </style:style>
    <style:style style:name="P59" style:family="paragraph" style:parent-style-name="Table_20_Contents" style:list-style-name="L3">
      <loext:graphic-properties draw:fill="none"/>
      <style:paragraph-properties fo:margin-left="0.4cm" fo:margin-right="0cm" fo:margin-top="0.201cm" fo:margin-bottom="0.252cm" loext:contextual-spacing="false" fo:line-height="100%" fo:text-align="center" style:justify-single-word="false" fo:orphans="2" fo:widows="2" fo:text-indent="-1.799cm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e9372" officeooo:paragraph-rsid="020e93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 style:list-style-name="L3">
      <loext:graphic-properties draw:fill="none"/>
      <style:paragraph-properties fo:margin-left="0.4cm" fo:margin-right="0cm" fo:margin-top="0.201cm" fo:margin-bottom="0.252cm" loext:contextual-spacing="false" fo:line-height="100%" fo:text-align="center" style:justify-single-word="false" fo:orphans="2" fo:widows="2" fo:text-indent="-1.799cm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113558" officeooo:paragraph-rsid="021135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 style:list-style-name="L3">
      <loext:graphic-properties draw:fill="none"/>
      <style:paragraph-properties fo:margin-left="0.4cm" fo:margin-right="0cm" fo:margin-top="0.201cm" fo:margin-bottom="0.252cm" loext:contextual-spacing="false" fo:line-height="100%" fo:text-align="start" style:justify-single-word="false" fo:orphans="2" fo:widows="2" fo:text-indent="-1.799cm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bold" officeooo:rsid="02113558" officeooo:paragraph-rsid="0211355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2" style:family="paragraph" style:parent-style-name="Table_20_Contents" style:list-style-name="L3">
      <loext:graphic-properties draw:fill="none"/>
      <style:paragraph-properties fo:margin-left="-1.101cm" fo:margin-right="0cm" fo:margin-top="0.201cm" fo:margin-bottom="0.252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ec4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 style:list-style-name="L3">
      <loext:graphic-properties draw:fill="none"/>
      <style:paragraph-properties fo:margin-left="0.199cm" fo:margin-right="0cm" fo:margin-top="0.201cm" fo:margin-bottom="0.252cm" loext:contextual-spacing="false" fo:line-height="100%" fo:text-align="start" style:justify-single-word="false" fo:orphans="2" fo:widows="2" fo:text-indent="-1.3cm" style:auto-text-indent="false" fo:background-color="transparent" style:writing-mode="lr-tb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ec431" officeooo:paragraph-rsid="020ec4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normal" officeooo:rsid="020ec431" officeooo:paragraph-rsid="0211355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31434" officeooo:paragraph-rsid="0213143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3f248" officeooo:paragraph-rsid="0213f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5a0c0" officeooo:paragraph-rsid="0215a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 style:list-style-name="L3">
      <loext:graphic-properties draw:fill="none"/>
      <style:paragraph-properties fo:margin-left="-0.6cm" fo:margin-right="0cm" fo:margin-top="0.201cm" fo:margin-bottom="0.252cm" loext:contextual-spacing="false" fo:line-height="100%" fo:text-align="start" style:justify-single-word="false" fo:orphans="2" fo:widows="2" fo:text-indent="-1.799cm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bold" officeooo:rsid="02113558" officeooo:paragraph-rsid="0211355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9" style:family="paragraph" style:parent-style-name="Table_20_Contents" style:list-style-name="L3">
      <loext:graphic-properties draw:fill="none"/>
      <style:paragraph-properties fo:margin-left="-0.6cm" fo:margin-right="0cm" fo:margin-top="0.201cm" fo:margin-bottom="0.252cm" loext:contextual-spacing="false" fo:line-height="100%" fo:text-align="end" style:justify-single-word="false" fo:orphans="2" fo:widows="2" fo:text-indent="-1.799cm" style:auto-text-indent="false" fo:background-color="transparent" style:writing-mode="lr-tb">
        <style:tab-stops>
          <style:tab-stop style:position="0.12cm"/>
        </style:tab-stops>
      </style:paragraph-properties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13558" officeooo:paragraph-rsid="021314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 style:list-style-name="L3">
      <loext:graphic-properties draw:fill="none"/>
      <style:paragraph-properties fo:margin-left="0cm" fo:margin-right="0cm" fo:margin-top="0.201cm" fo:margin-bottom="0.252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12cm"/>
        </style:tab-stops>
      </style:paragraph-properties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31434" officeooo:paragraph-rsid="021314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 style:list-style-name="L3">
      <loext:graphic-properties draw:fill="none"/>
      <style:paragraph-properties fo:margin-left="0cm" fo:margin-right="0cm" fo:margin-top="0.201cm" fo:margin-bottom="0.252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12cm"/>
        </style:tab-stops>
      </style:paragraph-properties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31434" officeooo:paragraph-rsid="0213f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4d5155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056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d1b5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fe81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1056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3f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5a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1928930"/>
    </style:style>
    <style:style style:name="T10" style:family="text">
      <style:text-properties officeooo:rsid="01ebef80"/>
    </style:style>
    <style:style style:name="T1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e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265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d1b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937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e3d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d2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fo:font-weight="bold" style:font-weight-asian="bold" style:font-weight-complex="bold"/>
    </style:style>
    <style:style style:name="T21" style:family="text">
      <style:text-properties fo:color="#ce18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ce18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e3d36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10565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ec43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c9211e" style:text-outline="false" style:text-line-through-style="none" style:text-line-through-type="none" style:text-position="super 58%" style:font-name="Liberation Serif" fo:font-size="12pt" fo:language="gl" fo:country="ES" fo:font-style="normal" fo:text-shadow="none" style:text-underline-style="none" fo:font-weight="normal" officeooo:rsid="0210565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c9211e" style:text-outline="false" style:text-line-through-style="none" style:text-line-through-type="none" style:text-position="super 58%" style:font-name="Liberation Serif" fo:font-size="12pt" fo:language="gl" fo:country="ES" fo:font-style="normal" fo:text-shadow="none" style:text-underline-style="none" fo:font-weight="normal" officeooo:rsid="020ec43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c9211e" style:text-outline="false" style:text-line-through-style="none" style:text-line-through-type="none" style:text-position="0% 100%" style:font-name="Liberation Serif" fo:font-size="12pt" fo:language="gl" fo:country="ES" fo:font-style="normal" fo:text-shadow="none" style:text-underline-style="none" fo:font-weight="normal" officeooo:rsid="020ec43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c9211e" style:text-outline="false" style:text-line-through-style="none" style:text-line-through-type="none" style:text-position="0% 100%" style:font-name="Liberation Serif" fo:font-size="12pt" fo:language="gl" fo:country="ES" fo:font-style="normal" fo:text-shadow="none" style:text-underline-style="none" fo:font-weight="normal" officeooo:rsid="0210565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29" style:family="text">
      <style:text-properties style:text-position="0% 100%"/>
    </style:style>
    <style:style style:name="T30" style:family="text">
      <style:text-properties style:text-position="0% 100%" officeooo:rsid="02105651"/>
    </style:style>
    <style:style style:name="T31" style:family="text">
      <style:text-properties style:text-position="0% 100%" officeooo:rsid="0210d2db"/>
    </style:style>
    <style:style style:name="T32" style:family="text">
      <style:text-properties fo:language="gl" fo:country="ES"/>
    </style:style>
    <style:style style:name="T33" style:family="text">
      <style:text-properties fo:language="gl" fo:country="ES" officeooo:rsid="020d1b58"/>
    </style:style>
    <style:style style:name="T34" style:family="text">
      <style:text-properties fo:language="gl" fo:country="ES" fo:font-weight="bold" officeooo:rsid="020d1b58" style:font-weight-asian="bold" style:font-weight-complex="bold"/>
    </style:style>
    <style:style style:name="T35" style:family="text">
      <style:text-properties fo:language="gl" fo:country="ES" fo:font-weight="bold" officeooo:rsid="020e3d36" style:font-weight-asian="bold" style:font-weight-complex="bold"/>
    </style:style>
    <style:style style:name="T36" style:family="text">
      <style:text-properties fo:language="gl" fo:country="ES" fo:font-weight="bold" officeooo:rsid="020e9372" style:font-weight-asian="bold" style:font-weight-complex="bold"/>
    </style:style>
    <style:style style:name="T37" style:family="text">
      <style:text-properties fo:language="gl" fo:country="ES" fo:font-weight="bold" officeooo:rsid="02113558" style:font-weight-asian="bold" style:font-weight-complex="bold"/>
    </style:style>
    <style:style style:name="T38" style:family="text">
      <style:text-properties fo:language="gl" fo:country="ES" officeooo:rsid="020e3d36"/>
    </style:style>
    <style:style style:name="T39" style:family="text">
      <style:text-properties fo:language="gl" fo:country="ES" officeooo:rsid="020e9372"/>
    </style:style>
    <style:style style:name="T40" style:family="text">
      <style:text-properties fo:language="gl" fo:country="ES" officeooo:rsid="020ec431"/>
    </style:style>
    <style:style style:name="T41" style:family="text">
      <style:text-properties fo:language="gl" fo:country="ES" style:text-underline-style="solid" style:text-underline-width="auto" style:text-underline-color="font-color" fo:font-weight="bold" officeooo:rsid="020e9372" style:font-weight-asian="bold" style:font-weight-complex="bold"/>
    </style:style>
    <style:style style:name="T42" style:family="text">
      <style:text-properties fo:language="gl" fo:country="ES" style:text-underline-style="solid" style:text-underline-width="auto" style:text-underline-color="font-color" fo:font-weight="bold" officeooo:rsid="020ec431" style:font-weight-asian="bold" style:font-weight-complex="bold"/>
    </style:style>
    <style:style style:name="T43" style:family="text">
      <style:text-properties officeooo:rsid="020e3d36"/>
    </style:style>
    <style:style style:name="T44" style:family="text">
      <style:text-properties officeooo:rsid="020e9372"/>
    </style:style>
    <style:style style:name="T45" style:family="text">
      <style:text-properties officeooo:rsid="020ec431"/>
    </style:style>
    <style:style style:name="T46" style:family="text">
      <style:text-properties fo:font-size="10pt" fo:font-weight="normal" style:font-size-asian="10pt" style:font-weight-asian="normal" style:font-size-complex="10pt" style:font-weight-complex="normal"/>
    </style:style>
    <style:style style:name="T47" style:family="text">
      <style:text-properties fo:font-size="10pt" fo:font-weight="normal" officeooo:rsid="0213f248" style:font-size-asian="10pt" style:font-weight-asian="normal" style:font-size-complex="10pt" style:font-weight-complex="normal"/>
    </style:style>
    <style:style style:name="T48" style:family="text">
      <style:text-properties fo:font-size="10pt" fo:font-weight="bold" style:font-size-asian="10pt" style:font-weight-asian="bold" style:font-size-complex="10pt" style:font-weight-complex="bold"/>
    </style:style>
    <style:style style:name="T49" style:family="text">
      <style:text-properties fo:font-size="10pt" fo:font-weight="bold" officeooo:rsid="02131434" style:font-size-asian="10pt" style:font-weight-asian="bold" style:font-size-complex="10pt" style:font-weight-complex="bold"/>
    </style:style>
    <style:style style:name="T50" style:family="text">
      <style:text-properties style:text-position="super 58%"/>
    </style:style>
    <style:style style:name="T51" style:family="text">
      <style:text-properties style:text-position="super 58%" officeooo:rsid="02105651"/>
    </style:style>
    <style:style style:name="T52" style:family="text">
      <style:text-properties officeooo:rsid="02105651"/>
    </style:style>
    <style:style style:name="T53" style:family="text">
      <style:text-properties fo:font-variant="normal" fo:text-transform="none" style:text-position="0% 100%" fo:letter-spacing="normal"/>
    </style:style>
    <style:style style:name="T54" style:family="text">
      <style:text-properties fo:font-variant="normal" fo:text-transform="none" style:text-position="0% 100%" fo:letter-spacing="normal" officeooo:rsid="0210d2db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20ec431"/>
    </style:style>
    <style:style style:name="T57" style:family="text">
      <style:text-properties officeooo:rsid="02113558"/>
    </style:style>
    <style:style style:name="T58" style:family="text">
      <style:text-properties officeooo:rsid="02131434"/>
    </style:style>
    <style:style style:name="T59" style:family="text">
      <style:text-properties officeooo:rsid="0215a0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9"><text:span text:style-name="T11">PRÁCTICA</text:span><text:span text:style-name="T12"> MME – </text:span><text:span text:style-name="T11">UD01-</text:span><text:span text:style-name="T14">05</text:span><text:span text:style-name="T13"> – </text:span><text:span text:style-name="T18">Unidades de medida.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6">NÚMERO </text:p>
          </table:table-cell>
          <table:table-cell table:style-name="IntegrantesGrupo.B2" office:value-type="string">
            <text:p text:style-name="P8">DATA</text:p>
          </table:table-cell>
          <table:table-cell table:style-name="IntegrantesGrupo.C2" office:value-type="string">
            <text:p text:style-name="P7">Apelidos, Nome. <text:s text:c="31"/><text:span text:style-name="T10">Sinatura</text:span></text:p>
          </table:table-cell>
        </table:table-row>
        <table:table-row table:style-name="TableLine94297070631216">
          <table:table-cell table:style-name="IntegrantesGrupo.A3" office:value-type="string">
            <text:p text:style-name="P4"/>
          </table:table-cell>
          <table:table-cell table:style-name="IntegrantesGrupo.B3" office:value-type="string">
            <text:p text:style-name="P4"><text:s/></text:p>
          </table:table-cell>
          <table:table-cell table:style-name="IntegrantesGrupo.C3">
            <text:p text:style-name="P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columns-spanned="11" office:value-type="string">
            <text:p text:style-name="P39"><text:span text:style-name="T21">PRÁCTICA: <text:s/></text:span><text:span text:style-name="T22">Unidades de medida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6" office:value-type="string">
            <text:list xml:id="list4038408123" text:style-name="L1">
              <text:list-header>
                <text:p text:style-name="P49"><text:span text:style-name="T9">M</text:span>aterial preciso:</text:p>
              </text:list-header>
              <text:list-item>
                <text:p text:style-name="P50">Máquina virtual con Xubuntu. </text:p>
              </text:list-item>
              <text:list-item>
                <text:p text:style-name="P51">Tarxeta de rede en nat</text:p>
              </text:list-item>
              <text:list-item>
                <text:p text:style-name="P51">RAM: 2GB</text:p>
              </text:list-item>
              <text:list-item>
                <text:p text:style-name="P52">Navegador</text:p>
              </text:list-item>
              <text:list-item>
                <text:p text:style-name="P53"><text:a xlink:type="simple" xlink:href="https://edubelay.github.io/MME-blog//unidade01/resumos/UD01-unidades_medida.pdf" text:style-name="Internet_20_link" text:visited-style-name="Visited_20_Internet_20_Link">Folla resumo das unidades de medida</text:a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1.G2" table:number-columns-spanned="5" office:value-type="string">
            <text:p text:style-name="P34">Comandos a estudar</text:p>
            <text:list xml:id="list174812918325079" text:continue-numbering="true" text:style-name="L1">
              <text:list-item>
                <text:p text:style-name="P54"><text:span text:style-name="T4">d</text:span><text:span text:style-name="T3">f</text:span></text:p>
              </text:list-item>
              <text:list-item>
                <text:p text:style-name="P55"><text:span text:style-name="T4">l</text:span><text:span text:style-name="T3">s </text:span></text:p>
              </text:list-item>
              <text:list-item>
                <text:p text:style-name="P56"><text:span text:style-name="T4">du</text:span><text:span text:style-name="T5"> </text:span></text:p>
              </text:list-item>
              <text:list-item>
                <text:p text:style-name="P57"><text:span text:style-name="T5">s</text:span><text:span text:style-name="T3">tat </text:span></text:p>
              </text:list-item>
            </text:list>
            <text:p text:style-name="P33">Outros comandos empregados:</text:p>
            <text:list xml:id="list174812785048738" text:continue-numbering="true" text:style-name="L1">
              <text:list-item>
                <text:p text:style-name="P56"><text:span text:style-name="T4">wget </text:span><text:span text:style-name="T5"><text:s/>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11" office:value-type="string">
            <text:p text:style-name="P38"><text:span text:style-name="T15"><text:s/></text:span><text:span text:style-name="T16">A) </text:span><text:span text:style-name="T17"><text:s/></text:span><text:span text:style-name="T14">O comando df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43"><text:span text:style-name="T33">O</text:span><text:span text:style-name="T32"> comando </text:span><text:a xlink:type="simple" xlink:href="https://www.mkssoftware.com/docs/man1/df.1.asp" text:style-name="Internet_20_link" text:visited-style-name="Visited_20_Internet_20_Link"><text:span text:style-name="T34">df</text:span></text:a><text:span text:style-name="T33"> (disk free) </text:span><text:span text:style-name="T32"><text:s/></text:span><text:span text:style-name="T33">infórmanos da cantidade de espazo libre, ocupado e total no disco. </text:span></text:p>
            <text:p text:style-name="P46">Cando o executamos móstranos a cantidade de espazo total en todos os sistemas de arquivos montados no sistema. </text:p>
            <text:p text:style-name="P46"/>
            <text:p text:style-name="P44"><text:span text:style-name="T33">T</text:span><text:span text:style-name="T32">emos os seguintes parámetros:</text:span></text:p>
            <text:list xml:id="list1973071130" text:style-name="L2">
              <text:list-item>
                <text:p text:style-name="P48"><text:span text:style-name="T35">-h </text:span><text:span text:style-name="T38">: Obtén os tamaños nun formato compresible para os humanos. (G</text:span><text:span text:style-name="T40">iB</text:span><text:span text:style-name="T38">, M</text:span><text:span text:style-name="T40">iB</text:span><text:span text:style-name="T38"> ou K</text:span><text:span text:style-name="T40">iB</text:span><text:span text:style-name="T38">.) Recorda que neste caso emprega potencias de 1024. </text:span></text:p>
              </text:list-item>
              <text:list-item>
                <text:p text:style-name="P48"><text:span text:style-name="T35">-H </text:span><text:span text:style-name="T38">: Obtén os tamaños nun formato compresible para os humanos. (Gb, Mb ou Kb.) Recorda que neste caso emprega potencias de 1000. </text:span></text:p>
              </text:list-item>
              <text:list-item>
                <text:p text:style-name="P48"><text:span text:style-name="T35">-m: </text:span><text:span text:style-name="T38">Obtén os tamaños en Mb</text:span></text:p>
              </text:list-item>
            </text:list>
            <text:p text:style-name="P45"><text:span text:style-name="T38">N</text:span><text:span text:style-name="T39">a seguinte </text:span><text:a xlink:type="simple" xlink:href="https://asciinema.org/a/4DjFuUf1ljqTooqZipqRaCMhH" text:style-name="Internet_20_link" text:visited-style-name="Visited_20_Internet_20_Link">ligazón</text:a><text:span text:style-name="T39"><text:note text:id="ftn1" text:note-class="footnote"><text:note-citation>1</text:note-citation><text:note-body><text:p text:style-name="Footnote"><text:s/><text:span text:style-name="T44">Exemplo de uso do comando df: </text:span><text:a xlink:type="simple" xlink:href="https://asciinema.org/a/4DjFuUf1ljqTooqZipqRaCMhH" text:style-name="Internet_20_link" text:visited-style-name="Visited_20_Internet_20_Link"><text:span text:style-name="T44">https://asciinema.org/a/4DjFuUf1ljqTooqZipqRaCMhH</text:span></text:a><text:span text:style-name="T44"> </text:span></text:p></text:note-body></text:note></text:span><text:span text:style-name="T39"> podes ollar un exemplo de uso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5" table:number-columns-spanned="11" office:value-type="string">
            <text:p text:style-name="P40">A continuación na máquina virtual proporcionada tes que obter o <text:span text:style-name="T55">tamaño </text:span><text:span text:style-name="T56">total</text:span> das seguintes particións en potencias de 1000 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office:value-type="string">
            <text:list xml:id="list499645965" text:style-name="L3">
              <text:list-header>
                <text:p text:style-name="P59">Partición</text:p>
              </text:list-header>
            </text:list>
          </table:table-cell>
          <table:table-cell table:style-name="Table1.A6" table:number-columns-spanned="3" office:value-type="string">
            <text:p text:style-name="P17">Tamaño <text:span text:style-name="T46">(indica en que unidades se mostra)</text:span></text:p>
          </table:table-cell>
          <table:covered-table-cell/>
          <table:covered-table-cell/>
          <table:table-cell table:style-name="Table1.A6" table:number-columns-spanned="4" office:value-type="string">
            <text:p text:style-name="P19">Comando empregado</text:p>
          </table:table-cell>
          <table:covered-table-cell/>
          <table:covered-table-cell/>
          <table:covered-table-cell/>
          <table:table-cell table:style-name="Table1.I6" table:number-columns-spanned="3" office:value-type="string">
            <text:p text:style-name="P19">Expresa as contas realizadas para obter o tamaño en <text:s/><text:span text:style-name="T43">K</text:span>iB ,MiB ou GiB </text:p>
          </table:table-cell>
          <table:covered-table-cell/>
          <table:covered-table-cell/>
        </table:table-row>
        <table:table-row table:style-name="Table1.4">
          <table:table-cell table:style-name="Table1.A7" office:value-type="string">
            <text:p text:style-name="P11"><text:s/>/dev/sda3 </text:p>
          </table:table-cell>
          <table:table-cell table:style-name="Table1.A7" table:number-columns-spanned="3" office:value-type="string">
            <text:list xml:id="list174811789839423" text:continue-numbering="true" text:style-name="L3">
              <text:list-header>
                <text:p text:style-name="P62"/>
              </text:list-header>
            </text:list>
          </table:table-cell>
          <table:covered-table-cell/>
          <table:covered-table-cell/>
          <table:table-cell table:style-name="Table1.A7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1.A4" table:number-columns-spanned="3" office:value-type="string">
            <text:p text:style-name="P25"><text:span text:style-name="T30"/></text:p>
          </table:table-cell>
          <table:covered-table-cell/>
          <table:covered-table-cell/>
        </table:table-row>
        <table:table-row table:style-name="Table1.4">
          <table:table-cell table:style-name="Table1.A7" office:value-type="string">
            <text:p text:style-name="P12">/dev/sda2</text:p>
          </table:table-cell>
          <table:table-cell table:style-name="Table1.A7" table:number-columns-spanned="3" office:value-type="string">
            <text:p text:style-name="P27"/>
          </table:table-cell>
          <table:covered-table-cell/>
          <table:covered-table-cell/>
          <table:table-cell table:style-name="Table1.A7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le1.A4" table:number-columns-spanned="3" office:value-type="string">
            <text:p text:style-name="P26"><text:span text:style-name="T30"/></text:p>
          </table:table-cell>
          <table:covered-table-cell/>
          <table:covered-table-cell/>
        </table:table-row>
        <table:table-row table:style-name="Table1.4">
          <table:table-cell table:style-name="Table1.A7" office:value-type="string">
            <text:p text:style-name="P12">/dev/sda1 </text:p>
          </table:table-cell>
          <table:table-cell table:style-name="Table1.A7" table:number-columns-spanned="3" office:value-type="string">
            <text:list xml:id="list174813314992494" text:continue-numbering="true" text:style-name="L3">
              <text:list-header>
                <text:p text:style-name="P63"/>
              </text:list-header>
            </text:list>
          </table:table-cell>
          <table:covered-table-cell/>
          <table:covered-table-cell/>
          <table:table-cell table:style-name="Table1.A7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le1.A4" table:number-columns-spanned="3" office:value-type="string">
            <text:p text:style-name="P29"><text:span text:style-name="T28"/></text:p>
          </table:table-cell>
          <table:covered-table-cell/>
          <table:covered-table-cell/>
        </table:table-row>
        <table:table-row table:style-name="Table1.4">
          <table:table-cell table:style-name="Table1.A10" table:number-columns-spanned="11" office:value-type="string">
            <text:p text:style-name="P35"><text:span text:style-name="T6">Verifica que os tamaños calculados no apartado anterior son os mesmos que obtendo dito valor co comando df empregando o parámetro que usa a escala de 1024.</text:span><text:span text:style-name="T2">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office:value-type="string">
            <text:list xml:id="list174812568756961" text:continue-numbering="true" text:style-name="L3">
              <text:list-header>
                <text:p text:style-name="P59">Partición</text:p>
              </text:list-header>
            </text:list>
          </table:table-cell>
          <table:table-cell table:style-name="Table1.A6" table:number-columns-spanned="3" office:value-type="string">
            <text:p text:style-name="P17">Tamaño <text:span text:style-name="T46">(indica en que unidades se mostra)</text:span></text:p>
          </table:table-cell>
          <table:covered-table-cell/>
          <table:covered-table-cell/>
          <table:table-cell table:style-name="Table1.A6" table:number-columns-spanned="4" office:value-type="string">
            <text:p text:style-name="P19">Comando empregado</text:p>
          </table:table-cell>
          <table:covered-table-cell/>
          <table:covered-table-cell/>
          <table:covered-table-cell/>
          <table:table-cell table:style-name="Table1.I6" table:number-columns-spanned="3" office:value-type="string">
            <text:p text:style-name="P19">Expresa as contas realizadas para obter o tamaño en <text:s/><text:span text:style-name="T43">K</text:span>B ,MB ou GB </text:p>
          </table:table-cell>
          <table:covered-table-cell/>
          <table:covered-table-cell/>
        </table:table-row>
        <table:table-row table:style-name="Table1.4">
          <table:table-cell table:style-name="Table1.A7" office:value-type="string">
            <text:p text:style-name="Standard"><text:s/>/dev/sda3 </text:p>
          </table:table-cell>
          <table:table-cell table:style-name="Table1.A7" table:number-columns-spanned="3" office:value-type="string">
            <text:list xml:id="list174812423318848" text:continue-numbering="true" text:style-name="L3">
              <text:list-header>
                <text:p text:style-name="P47"/>
              </text:list-header>
            </text:list>
          </table:table-cell>
          <table:covered-table-cell/>
          <table:covered-table-cell/>
          <table:table-cell table:style-name="Table1.A7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A4" table:number-columns-spanned="3" office:value-type="string">
            <text:p text:style-name="P26"><text:span text:style-name="T54"/></text:p>
          </table:table-cell>
          <table:covered-table-cell/>
          <table:covered-table-cell/>
        </table:table-row>
        <table:table-row table:style-name="Table1.4">
          <table:table-cell table:style-name="Table1.A7" office:value-type="string">
            <text:p text:style-name="P12">/dev/sda2</text:p>
          </table:table-cell>
          <table:table-cell table:style-name="Table1.A7" table:number-columns-spanned="3" office:value-type="string">
            <text:p text:style-name="P28"/>
          </table:table-cell>
          <table:covered-table-cell/>
          <table:covered-table-cell/>
          <table:table-cell table:style-name="Table1.A7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le1.A4" table:number-columns-spanned="3" office:value-type="string">
            <text:p text:style-name="P26"><text:span text:style-name="T31"/>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11" office:value-type="string">
            <text:p text:style-name="P36"><text:span text:style-name="T15"><text:s/></text:span><text:span text:style-name="T19">B</text:span><text:span text:style-name="T16">) </text:span><text:span text:style-name="T17"><text:s/></text:span><text:span text:style-name="T14">O comando </text:span><text:span text:style-name="T19">ls</text:span><text:span text:style-name="T14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5" table:number-columns-spanned="11" office:value-type="string">
            <text:p text:style-name="P42">O comando “<text:a xlink:type="simple" xlink:href="https://ed.team/blog/aprende-listar-tus-ficheros-en-linux-con-el-comando-ls" text:style-name="Internet_20_link" text:visited-style-name="Visited_20_Internet_20_Link">ls</text:a>” permítenos listar o contido do dos directorios. Ten as seguintes opcións <text:soft-page-break/>interesantes:</text:p>
            <text:list xml:id="list2706109523" text:style-name="L4">
              <text:list-item>
                <text:p text:style-name="P58">-a , mostra todos os arquivos ocultos. </text:p>
              </text:list-item>
              <text:list-item>
                <text:p text:style-name="P58">-l , mostra os ficheiros en formato listado e tamén indicanos permisos, n.º de ligazón, propietario, usuario, tamaño, nome.</text:p>
              </text:list-item>
              <text:list-item>
                <text:p text:style-name="P58">-t , mostra en formato listado ordenado alfabeticamente. </text:p>
              </text:list-item>
              <text:list-item>
                <text:p text:style-name="P58">-h , mostra o tamaño dos ficheiros en formato compresible para as persoas (humanos)</text:p>
              </text:list-item>
            </text:list>
            <text:p text:style-name="P42">Por defecto o tamaño dos arquivos mostrao en bytes. </text:p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6" table:number-columns-spanned="11" office:value-type="string">
            <text:p text:style-name="P37"><text:span text:style-name="T36">A continuación na máquina virtual proporcionada tes que obter o </text:span><text:span text:style-name="T41">tamaño </text:span><text:span text:style-name="T42">total</text:span><text:span text:style-name="T36"> das seguintes </text:span><text:span text:style-name="T37">arquivos en bytes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table:number-columns-spanned="2" office:value-type="string">
            <text:list xml:id="list174811467798587" text:continue-list="list174812423318848" text:style-name="L3">
              <text:list-header>
                <text:p text:style-name="P60">Ficheiro</text:p>
              </text:list-header>
            </text:list>
          </table:table-cell>
          <table:covered-table-cell/>
          <table:table-cell table:style-name="Table1.A6" table:number-columns-spanned="3" office:value-type="string">
            <text:p text:style-name="P18">Tamaño </text:p>
            <text:p text:style-name="P64">(indica en que unidades se mostra)</text:p>
          </table:table-cell>
          <table:covered-table-cell/>
          <table:covered-table-cell/>
          <table:table-cell table:style-name="Table1.A6" table:number-columns-spanned="4" office:value-type="string">
            <text:p text:style-name="P19">Comando empregado</text:p>
          </table:table-cell>
          <table:covered-table-cell/>
          <table:covered-table-cell/>
          <table:covered-table-cell/>
          <table:table-cell table:style-name="Table1.I6" table:number-columns-spanned="2" office:value-type="string">
            <text:p text:style-name="P19">Expresa as contas realizadas <text:span text:style-name="T58">indicar o tamaño nos seguintes casos.</text:span></text:p>
          </table:table-cell>
          <table:covered-table-cell/>
        </table:table-row>
        <table:table-row table:style-name="Table1.4">
          <table:table-cell table:style-name="Table1.A18" table:number-columns-spanned="2" office:value-type="string">
            <text:list xml:id="list174812067820869" text:continue-numbering="true" text:style-name="L3">
              <text:list-header>
                <text:p text:style-name="P61">/etc/fstab </text:p>
              </text:list-header>
            </text:list>
          </table:table-cell>
          <table:covered-table-cell/>
          <table:table-cell table:style-name="Table1.A18" table:number-columns-spanned="3" office:value-type="string">
            <text:p text:style-name="P13"/>
          </table:table-cell>
          <table:covered-table-cell/>
          <table:covered-table-cell/>
          <table:table-cell table:style-name="Table1.A18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5" table:number-columns-spanned="2" office:value-type="string">
            <text:p text:style-name="P16"/>
          </table:table-cell>
          <table:covered-table-cell/>
        </table:table-row>
        <table:table-row table:style-name="Table1.4">
          <table:table-cell table:style-name="Table1.A18" table:number-columns-spanned="2" office:value-type="string">
            <text:list xml:id="list174813448586199" text:continue-numbering="true" text:style-name="L3">
              <text:list-header>
                <text:p text:style-name="P68"><text:s text:c="6"/>/etc/apt/sources.list</text:p>
              </text:list-header>
            </text:list>
          </table:table-cell>
          <table:covered-table-cell/>
          <table:table-cell table:style-name="Table1.A18" table:number-columns-spanned="3" office:value-type="string">
            <text:p text:style-name="P13"/>
          </table:table-cell>
          <table:covered-table-cell/>
          <table:covered-table-cell/>
          <table:table-cell table:style-name="Table1.A18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5" table:number-columns-spanned="2" office:value-type="string">
            <text:p text:style-name="P16"><text:s/>KB==&gt;</text:p>
          </table:table-cell>
          <table:covered-table-cell/>
        </table:table-row>
        <table:table-row table:style-name="Table1.4">
          <table:table-cell table:style-name="Table1.A18" table:number-columns-spanned="2" office:value-type="string">
            <text:list xml:id="list174812369184568" text:continue-numbering="true" text:style-name="L3">
              <text:list-header>
                <text:p text:style-name="P69"><text:span text:style-name="T48"><text:s text:c="6"/></text:span><text:span text:style-name="T49">Descarga o ficheiro <text:s text:c="7"/>deste </text:span><text:a xlink:type="simple" xlink:href="https://github.com/pbelay/MME-public/blob/main/ud01/isos/01/mikrotik-7.3.1.iso" text:style-name="Internet_20_link" text:visited-style-name="Visited_20_Internet_20_Link"><text:span text:style-name="T49">link</text:span></text:a><text:span text:style-name="T49">. ( </text:span><text:span text:style-name="T48">mikrotik</text:span></text:p>
              </text:list-header>
            </text:list>
          </table:table-cell>
          <table:covered-table-cell/>
          <table:table-cell table:style-name="Table1.A18" table:number-columns-spanned="3" office:value-type="string">
            <text:p text:style-name="P14"/>
          </table:table-cell>
          <table:covered-table-cell/>
          <table:covered-table-cell/>
          <table:table-cell table:style-name="Table1.A18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5" table:number-columns-spanned="2" office:value-type="string">
            <text:p text:style-name="P16">KB <text:s/>==&gt;</text:p>
          </table:table-cell>
          <table:covered-table-cell/>
        </table:table-row>
        <table:table-row table:style-name="Table1.4">
          <table:table-cell table:style-name="Table1.A18" table:number-columns-spanned="2" office:value-type="string">
            <text:list xml:id="list174813206303049" text:continue-numbering="true" text:style-name="L3">
              <text:list-header>
                <text:p text:style-name="P70"><text:span text:style-name="T48">Descarga o ficheiro deste </text:span><text:a xlink:type="simple" xlink:href="http://www.edu.xunta.gal/centros/ieslosadadieguez/system/files/CALENDARIO_ESCOLAR_2022-2023.pdf" text:style-name="Internet_20_link" text:visited-style-name="Visited_20_Internet_20_Link"><text:span text:style-name="T48">link</text:span></text:a><text:span text:style-name="T48">. (pdf) </text:span></text:p>
              </text:list-header>
            </text:list>
          </table:table-cell>
          <table:covered-table-cell/>
          <table:table-cell table:style-name="Table1.A18" table:number-columns-spanned="3" office:value-type="string">
            <text:p text:style-name="P14"/>
          </table:table-cell>
          <table:covered-table-cell/>
          <table:covered-table-cell/>
          <table:table-cell table:style-name="Table1.A18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5" table:number-columns-spanned="2" office:value-type="string">
            <text:p text:style-name="P16">KB =&gt;</text:p>
          </table:table-cell>
          <table:covered-table-cell/>
        </table:table-row>
        <table:table-row table:style-name="Table1.4">
          <table:table-cell table:style-name="Table1.A15" table:number-columns-spanned="11" office:value-type="string">
            <text:p text:style-name="P41"><text:span text:style-name="T57">A </text:span>continuación compra con ls que o tamaño calculado correspondese co tamaño do comando ls -h 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table:number-columns-spanned="3" office:value-type="string">
            <text:list xml:id="list174813559214058" text:continue-numbering="true" text:style-name="L3">
              <text:list-header>
                <text:p text:style-name="P60">Ficheiro</text:p>
              </text:list-header>
            </text:list>
          </table:table-cell>
          <table:covered-table-cell/>
          <table:covered-table-cell/>
          <table:table-cell table:style-name="Table1.A6" table:number-columns-spanned="4" office:value-type="string">
            <text:p text:style-name="P18">Tamaño <text:span text:style-name="T47">(indica unidades)</text:span></text:p>
          </table:table-cell>
          <table:covered-table-cell/>
          <table:covered-table-cell/>
          <table:covered-table-cell/>
          <table:table-cell table:style-name="Table1.A6" table:number-columns-spanned="3" office:value-type="string">
            <text:p text:style-name="P19">Comando empregado</text:p>
          </table:table-cell>
          <table:covered-table-cell/>
          <table:covered-table-cell/>
          <table:table-cell table:style-name="Table1.I6" office:value-type="string">
            <text:p text:style-name="P20">Coincide o tamaño? </text:p>
          </table:table-cell>
        </table:table-row>
        <table:table-row table:style-name="Table1.4">
          <table:table-cell table:style-name="Table1.A18" table:number-columns-spanned="3" office:value-type="string">
            <text:list xml:id="list174813222635785" text:continue-numbering="true" text:style-name="L3">
              <text:list-header>
                <text:p text:style-name="P61">/etc/fstab </text:p>
              </text:list-header>
            </text:list>
          </table:table-cell>
          <table:covered-table-cell/>
          <table:covered-table-cell/>
          <table:table-cell table:style-name="Table1.A18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Table1.A18" table:number-columns-spanned="3" office:value-type="string">
            <text:p text:style-name="P36"/>
          </table:table-cell>
          <table:covered-table-cell/>
          <table:covered-table-cell/>
          <table:table-cell table:style-name="Table1.A15" office:value-type="string">
            <text:p text:style-name="P36"/>
          </table:table-cell>
        </table:table-row>
        <table:table-row table:style-name="Table1.4">
          <table:table-cell table:style-name="Table1.A18" table:number-columns-spanned="3" office:value-type="string">
            <text:list xml:id="list174812473922077" text:continue-numbering="true" text:style-name="L3">
              <text:list-header>
                <text:p text:style-name="P68"><text:s text:c="6"/>/etc/apt/sources.list</text:p>
              </text:list-header>
            </text:list>
          </table:table-cell>
          <table:covered-table-cell/>
          <table:covered-table-cell/>
          <table:table-cell table:style-name="Table1.A18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Table1.A18" table:number-columns-spanned="3" office:value-type="string">
            <text:p text:style-name="P36"/>
          </table:table-cell>
          <table:covered-table-cell/>
          <table:covered-table-cell/>
          <table:table-cell table:style-name="Table1.A15" office:value-type="string">
            <text:p text:style-name="P36"/>
          </table:table-cell>
        </table:table-row>
        <table:table-row table:style-name="Table1.4">
          <table:table-cell table:style-name="Table1.A18" table:number-columns-spanned="3" office:value-type="string">
            <text:list xml:id="list174813506978182" text:continue-numbering="true" text:style-name="L3">
              <text:list-header>
                <text:p text:style-name="P69"><text:span text:style-name="T48"><text:s text:c="6"/></text:span><text:span text:style-name="T49">Descarga o ficheiro <text:s text:c="7"/>deste </text:span><text:a xlink:type="simple" xlink:href="https://github.com/pbelay/MME-public/blob/main/ud01/isos/01/mikrotik-7.3.1.iso" text:style-name="Internet_20_link" text:visited-style-name="Visited_20_Internet_20_Link"><text:span text:style-name="T49">link</text:span></text:a><text:span text:style-name="T49">. ( </text:span><text:span text:style-name="T48">mikrotik</text:span></text:p>
              </text:list-header>
            </text:list>
          </table:table-cell>
          <table:covered-table-cell/>
          <table:covered-table-cell/>
          <table:table-cell table:style-name="Table1.A18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Table1.A18" table:number-columns-spanned="3" office:value-type="string">
            <text:p text:style-name="P36"/>
          </table:table-cell>
          <table:covered-table-cell/>
          <table:covered-table-cell/>
          <table:table-cell table:style-name="Table1.A15" office:value-type="string">
            <text:p text:style-name="P36"/>
          </table:table-cell>
        </table:table-row>
        <table:table-row table:style-name="Table1.4">
          <table:table-cell table:style-name="Table1.A18" table:number-columns-spanned="3" office:value-type="string">
            <text:list xml:id="list174812744720324" text:continue-numbering="true" text:style-name="L3">
              <text:list-header>
                <text:p text:style-name="P71"><text:span text:style-name="T48">Descarga o ficheiro deste </text:span><text:a xlink:type="simple" xlink:href="http://www.edu.xunta.gal/centros/ieslosadadieguez/system/files/CALENDARIO_ESCOLAR_2022-2023.pdf" text:style-name="Internet_20_link" text:visited-style-name="Visited_20_Internet_20_Link"><text:span text:style-name="T48">link</text:span></text:a><text:span text:style-name="T48">. (pdf) </text:span></text:p>
              </text:list-header>
            </text:list>
          </table:table-cell>
          <table:covered-table-cell/>
          <table:covered-table-cell/>
          <table:table-cell table:style-name="Table1.A18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Table1.A18" table:number-columns-spanned="3" office:value-type="string">
            <text:p text:style-name="P36"/>
          </table:table-cell>
          <table:covered-table-cell/>
          <table:covered-table-cell/>
          <table:table-cell table:style-name="Table1.A15" office:value-type="string">
            <text:p text:style-name="P36"/>
          </table:table-cell>
        </table:table-row>
        <table:table-row table:style-name="Table1.4">
          <table:table-cell table:style-name="Table1.A15" table:number-columns-spanned="11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table:number-columns-spanned="11" office:value-type="string">
            <text:p text:style-name="P32">O comando sta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21">O comando “<text:a xlink:type="simple" xlink:href="https://geekytheory.com/como-utilizar-el-comando-stat-en-linux/" text:style-name="Internet_20_link" text:visited-style-name="Visited_20_Internet_20_Link">stat</text:a>” móstranos información moi detallada dun ficheiro como: datas de creacion, acceso, indodos, permisos, …. e tamén o tamaño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6" table:number-columns-spanned="11" office:value-type="string">
            <text:p text:style-name="P21">Se revisas co comando stat o ficheiro .iso descargado no anterior apartado que tamaño ten? En que unidades se mide?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21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6" table:number-columns-spanned="11" office:value-type="string">
            <text:p text:style-name="P30"><text:span text:style-name="T7">Se revisas co comando stat o ficheiro .pdf descargado no anterior apartado que tamaño ten? En que unidades se mide? </text:span></text:p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4">
          <table:table-cell table:style-name="Table1.A4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6" table:number-columns-spanned="11" office:value-type="string">
            <text:p text:style-name="P22">Cal é o tamaño en MiB? <text:s/>(indica o tamaño con 3 cifras significativas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table:number-columns-spanned="11" office:value-type="string">
            <text:p text:style-name="P21"><text:span text:style-name="T20">O comando du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6" table:number-columns-spanned="11" office:value-type="string">
            <text:p text:style-name="P22">Móstranos o uso do disco para un conxunto de arquivos ou de maneira recursiva nos directorios.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6" table:number-columns-spanned="11" office:value-type="string">
            <text:p text:style-name="P31"><text:span text:style-name="T8">Descarga este ficheiro e verifica cal é o seu tamaño? </text:span><text:a xlink:type="simple" xlink:href="https://github.com/pbelay/MME-public/raw/main/ud01/foto.jpg" text:style-name="Internet_20_link" text:visited-style-name="Visited_20_Internet_20_Link">https://github.com/pbelay/MME-public/raw/main/ud01/foto.jpg</text:a><text:span text:style-name="T8"> ?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22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6" table:number-columns-spanned="11" office:value-type="string">
            <text:p text:style-name="P22">Cal é o tamaño en MB do ficheiro anterior?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I6" table:number-columns-spanned="11" office:value-type="string">
            <text:p text:style-name="P22">Cal é o tamaño en MiB do ficheiro anterior? (indica o valor con 3 cifras significativa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1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Calibri2" svg:font-family="Calibri" style:font-family-generic="swiss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1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3</text:page-number><text:s/>de <text:page-count>3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2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3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07</meta:editing-cycles>
    <meta:creation-date>2019-11-09T13:25:03.151138236</meta:creation-date>
    <meta:editing-duration>PT11H2S</meta:editing-duration>
    <meta:generator>LibreOffice/6.4.7.2$Linux_X86_64 LibreOffice_project/40$Build-2</meta:generator>
    <dc:subject>Práctica 0 - Entrega Material</dc:subject>
    <dc:title>Taller - MME</dc:title>
    <dc:date>2022-09-29T17:48:11.315852418</dc:date>
    <dc:creator>belay </dc:creator>
    <meta:document-statistic meta:table-count="2" meta:image-count="2" meta:object-count="0" meta:page-count="3" meta:paragraph-count="86" meta:word-count="587" meta:character-count="3614" meta:non-whitespace-character-count="29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